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, Monaco, Consolas, 'Courier New', monospace"/>
    <style:font-face style:name="Tahoma1" svg:font-family="Tahoma"/>
    <style:font-face style:name="Verdana1" svg:font-family="Verdana, 'Fira Sans', Tahoma, Georgia, 'Trebuchet MS', Courier"/>
    <style:font-face style:name="Verdana" svg:font-family="Verdana, Geneva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language="ru" fo:country="RU" fo:background-color="transparent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" fo:font-size="16pt" fo:language="ru" fo:country="RU" fo:background-color="transparent" style:font-size-asian="16pt" style:font-size-complex="16pt"/>
    </style:style>
    <style:style style:name="P3" style:family="paragraph" style:parent-style-name="Standard">
      <style:text-properties style:font-name="Times New Roman" fo:language="ru" fo:country="RU"/>
    </style:style>
    <style:style style:name="P4" style:family="paragraph" style:parent-style-name="Text_20_body">
      <style:text-properties fo:font-variant="normal" fo:text-transform="none" fo:color="#333333" style:font-name="Times New Roman" fo:font-size="12pt" fo:letter-spacing="normal" fo:font-style="normal" fo:font-weight="normal"/>
    </style:style>
    <style:style style:name="P5" style:family="paragraph" style:parent-style-name="Text_20_body">
      <style:text-properties fo:font-variant="normal" fo:text-transform="none" fo:color="#333333" style:font-name="Times New Roman" fo:font-size="12pt" fo:letter-spacing="normal" fo:font-style="normal" fo:font-weight="normal" fo:background-color="transparent"/>
    </style:style>
    <style:style style:name="P6" style:family="paragraph" style:parent-style-name="Text_20_body">
      <style:text-properties fo:font-variant="normal" fo:text-transform="none" fo:color="#333333" style:font-name="Times New Roman" fo:font-size="14pt" fo:letter-spacing="normal" fo:font-style="normal" fo:font-weight="normal" style:font-size-asian="14pt" style:font-size-complex="14pt"/>
    </style:style>
    <style:style style:name="P7" style:family="paragraph" style:parent-style-name="Text_20_body">
      <style:text-properties fo:font-variant="normal" fo:text-transform="none" fo:color="#333333" style:font-name="Times New Roman" fo:font-size="14pt" fo:letter-spacing="normal" fo:font-style="normal" fo:font-weight="normal" fo:background-color="transparent" style:font-size-asian="14pt" style:font-size-complex="14pt"/>
    </style:style>
    <style:style style:name="P8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fo:background-color="transparent"/>
    </style:style>
    <style:style style:name="P9" style:family="paragraph" style:parent-style-name="Text_20_body">
      <style:text-properties fo:font-variant="normal" fo:text-transform="none" fo:color="#000000" style:font-name="Times New Roman" fo:font-size="14pt" fo:letter-spacing="normal" fo:font-style="normal" fo:font-weight="normal" fo:background-color="transparent" style:font-size-asian="14pt" style:font-size-complex="14pt"/>
    </style:style>
    <style:style style:name="P10" style:family="paragraph" style:parent-style-name="Text_20_body">
      <style:text-properties fo:color="#000000" style:font-name="Times New Roman" fo:font-size="14pt" fo:background-color="transparent" style:font-size-asian="14pt" style:font-size-complex="14pt"/>
    </style:style>
    <style:style style:name="P11" style:family="paragraph" style:parent-style-name="Text_20_body">
      <style:text-properties style:font-name="Times New Roman"/>
    </style:style>
    <style:style style:name="P12" style:family="paragraph" style:parent-style-name="Text_20_body">
      <style:text-properties style:font-name="Times New Roman" fo:background-color="#000000"/>
    </style:style>
    <style:style style:name="P13" style:family="paragraph" style:parent-style-name="Text_20_body">
      <style:text-properties style:font-name="Times New Roman" fo:font-size="14pt" style:font-size-asian="14pt" style:font-size-complex="14pt"/>
    </style:style>
    <style:style style:name="T1" style:family="text">
      <style:text-properties fo:color="#000088" fo:language="ru" fo:country="RU"/>
    </style:style>
    <style:style style:name="T2" style:family="text">
      <style:text-properties fo:color="#000088" fo:language="ru" fo:country="RU" fo:background-color="transparent"/>
    </style:style>
    <style:style style:name="T3" style:family="text">
      <style:text-properties fo:color="#000088" fo:language="en" fo:country="US"/>
    </style:style>
    <style:style style:name="T4" style:family="text">
      <style:text-properties fo:color="#000000" fo:language="ru" fo:country="RU"/>
    </style:style>
    <style:style style:name="T5" style:family="text">
      <style:text-properties fo:color="#000000" fo:language="ru" fo:country="RU" fo:background-color="transparent"/>
    </style:style>
    <style:style style:name="T6" style:family="text">
      <style:text-properties fo:color="#000000" fo:language="en" fo:country="US"/>
    </style:style>
    <style:style style:name="T7" style:family="text">
      <style:text-properties fo:color="#000000" fo:language="en" fo:country="US" fo:background-color="transparent"/>
    </style:style>
    <style:style style:name="T8" style:family="text">
      <style:text-properties fo:color="#000000" style:font-name="Verdana1" fo:font-size="9.75pt" fo:language="ru" fo:country="RU" fo:background-color="transparent"/>
    </style:style>
    <style:style style:name="T9" style:family="text">
      <style:text-properties fo:color="#000000" style:font-name="Verdana1" fo:font-size="9.75pt" fo:language="ru" fo:country="RU" fo:font-weight="bold" fo:background-color="transparent"/>
    </style:style>
    <style:style style:name="T10" style:family="text">
      <style:text-properties fo:color="#000000" style:font-name="Verdana1" fo:font-size="9.75pt" fo:language="en" fo:country="US" fo:background-color="transparent"/>
    </style:style>
    <style:style style:name="T11" style:family="text">
      <style:text-properties fo:color="#000000" fo:font-size="9.75pt" fo:language="ru" fo:country="RU" fo:background-color="transparent"/>
    </style:style>
    <style:style style:name="T12" style:family="text">
      <style:text-properties fo:color="#000000" fo:font-size="9.75pt" fo:language="en" fo:country="US" fo:background-color="transparent"/>
    </style:style>
    <style:style style:name="T13" style:family="text">
      <style:text-properties fo:color="#666600" fo:language="ru" fo:country="RU"/>
    </style:style>
    <style:style style:name="T14" style:family="text">
      <style:text-properties fo:color="#666600" fo:language="ru" fo:country="RU" fo:background-color="transparent"/>
    </style:style>
    <style:style style:name="T15" style:family="text">
      <style:text-properties fo:color="#666600" fo:language="en" fo:country="US"/>
    </style:style>
    <style:style style:name="T16" style:family="text">
      <style:text-properties fo:color="#666600" fo:language="en" fo:country="US" fo:background-color="transparent"/>
    </style:style>
    <style:style style:name="T17" style:family="text">
      <style:text-properties fo:font-variant="normal" fo:text-transform="none" fo:color="#666600" style:font-name="Menlo" fo:font-size="12pt" fo:letter-spacing="normal" fo:language="ru" fo:country="RU" fo:font-style="normal" fo:font-weight="normal"/>
    </style:style>
    <style:style style:name="T18" style:family="text">
      <style:text-properties fo:font-variant="normal" fo:text-transform="none" fo:color="#666600" style:font-name="Menlo" fo:font-size="12pt" fo:letter-spacing="normal" fo:language="ru" fo:country="RU" fo:font-style="normal" fo:font-weight="normal" fo:background-color="transparent"/>
    </style:style>
    <style:style style:name="T19" style:family="text">
      <style:text-properties fo:font-variant="normal" fo:text-transform="none" fo:color="#666600" fo:letter-spacing="normal" fo:language="ru" fo:country="RU" fo:font-style="normal" fo:font-weight="normal" fo:background-color="transparent"/>
    </style:style>
    <style:style style:name="T20" style:family="text">
      <style:text-properties fo:font-variant="normal" fo:text-transform="none" fo:color="#666600" fo:font-size="12pt" fo:letter-spacing="normal" fo:language="ru" fo:country="RU" fo:font-style="normal" fo:font-weight="normal"/>
    </style:style>
    <style:style style:name="T21" style:family="text">
      <style:text-properties fo:font-variant="normal" fo:text-transform="none" fo:color="#666600" fo:font-size="12pt" fo:letter-spacing="normal" fo:language="ru" fo:country="RU" fo:font-style="normal" fo:font-weight="normal" fo:background-color="transparent"/>
    </style:style>
    <style:style style:name="T22" style:family="text">
      <style:text-properties fo:font-variant="normal" fo:text-transform="none" fo:color="#000088" style:font-name="Menlo" fo:font-size="12pt" fo:letter-spacing="normal" fo:language="ru" fo:country="RU" fo:font-style="normal" fo:font-weight="normal" fo:background-color="transparent"/>
    </style:style>
    <style:style style:name="T23" style:family="text">
      <style:text-properties fo:font-variant="normal" fo:text-transform="none" fo:color="#000088" fo:letter-spacing="normal" fo:language="ru" fo:country="RU" fo:font-style="normal" fo:font-weight="normal" fo:background-color="transparent"/>
    </style:style>
    <style:style style:name="T24" style:family="text">
      <style:text-properties fo:font-variant="normal" fo:text-transform="none" fo:color="#000088" fo:font-size="12pt" fo:letter-spacing="normal" fo:language="ru" fo:country="RU" fo:font-style="normal" fo:font-weight="normal" fo:background-color="transparent"/>
    </style:style>
    <style:style style:name="T25" style:family="text">
      <style:text-properties fo:font-variant="normal" fo:text-transform="none" fo:color="#000000" style:font-name="Menlo" fo:font-size="12pt" fo:letter-spacing="normal" fo:language="ru" fo:country="RU" fo:font-style="normal" fo:font-weight="normal" fo:background-color="transparent"/>
    </style:style>
    <style:style style:name="T26" style:family="text">
      <style:text-properties fo:font-variant="normal" fo:text-transform="none" fo:color="#000000" fo:letter-spacing="normal" fo:language="ru" fo:country="RU" fo:font-style="normal" fo:font-weight="normal" fo:background-color="transparent"/>
    </style:style>
    <style:style style:name="T27" style:family="text">
      <style:text-properties fo:font-variant="normal" fo:text-transform="none" fo:color="#000000" fo:font-size="12pt" fo:letter-spacing="normal" fo:language="ru" fo:country="RU" fo:font-style="normal" fo:font-weight="normal" fo:background-color="transparent"/>
    </style:style>
    <style:style style:name="T28" style:family="text">
      <style:text-properties fo:font-variant="normal" fo:text-transform="none" style:font-name="Menlo" fo:font-size="12pt" fo:letter-spacing="normal" fo:language="ru" fo:country="RU" fo:font-style="normal" fo:font-weight="normal"/>
    </style:style>
    <style:style style:name="T29" style:family="text">
      <style:text-properties fo:font-variant="normal" fo:text-transform="none" style:font-name="sans-serif" fo:font-size="10.5pt" fo:letter-spacing="normal" fo:font-style="normal" fo:font-weight="normal"/>
    </style:style>
    <style:style style:name="T30" style:family="text">
      <style:text-properties fo:font-variant="normal" fo:text-transform="none" style:text-line-through-style="none" style:font-name="sans-serif" fo:font-size="10.5pt" fo:letter-spacing="normal" fo:font-style="normal" style:text-underline-style="none" fo:font-weight="normal" style:text-blinking="false"/>
    </style:style>
    <style:style style:name="T31" style:family="text">
      <style:text-properties fo:font-variant="normal" fo:text-transform="none" style:text-line-through-style="none" fo:font-size="10.5pt" fo:letter-spacing="normal" fo:font-style="normal" style:text-underline-style="none" fo:font-weight="normal" style:text-blinking="false"/>
    </style:style>
    <style:style style:name="T32" style:family="text">
      <style:text-properties fo:font-variant="normal" fo:text-transform="none" style:text-line-through-style="none" fo:letter-spacing="normal" fo:font-style="normal" style:text-underline-style="none" fo:font-weight="normal" style:text-blinking="false"/>
    </style:style>
    <style:style style:name="T33" style:family="text">
      <style:text-properties fo:font-variant="normal" fo:text-transform="none" fo:letter-spacing="normal" fo:language="ru" fo:country="RU" fo:font-style="normal" fo:font-weight="normal"/>
    </style:style>
    <style:style style:name="T34" style:family="text">
      <style:text-properties fo:font-variant="normal" fo:text-transform="none" fo:letter-spacing="normal" fo:font-style="normal" fo:font-weight="normal"/>
    </style:style>
    <style:style style:name="T35" style:family="text">
      <style:text-properties fo:font-variant="normal" fo:text-transform="none" fo:color="#660066" fo:letter-spacing="normal" fo:language="ru" fo:country="RU" fo:font-style="normal" fo:font-weight="normal" fo:background-color="transparent"/>
    </style:style>
    <style:style style:name="T36" style:family="text">
      <style:text-properties fo:font-variant="normal" fo:text-transform="none" fo:color="#660066" style:font-name="Menlo" fo:font-size="12pt" fo:letter-spacing="normal" fo:language="ru" fo:country="RU" fo:font-style="normal" fo:font-weight="normal" fo:background-color="transparent"/>
    </style:style>
    <style:style style:name="T37" style:family="text">
      <style:text-properties fo:font-variant="normal" fo:text-transform="none" fo:color="#660066" fo:font-size="12pt" fo:letter-spacing="normal" fo:language="ru" fo:country="RU" fo:font-style="normal" fo:font-weight="normal" fo:background-color="transparent"/>
    </style:style>
    <style:style style:name="T38" style:family="text">
      <style:text-properties fo:font-variant="normal" fo:text-transform="none" fo:color="#444444" style:font-name="Verdana" fo:font-size="9pt" fo:letter-spacing="normal" fo:language="ru" fo:country="RU" fo:font-style="normal" fo:font-weight="normal"/>
    </style:style>
    <style:style style:name="T39" style:family="text">
      <style:text-properties fo:font-variant="normal" fo:text-transform="none" fo:color="#444444" fo:font-size="9pt" fo:letter-spacing="normal" fo:language="ru" fo:country="RU" fo:font-style="normal" fo:font-weight="normal"/>
    </style:style>
    <style:style style:name="T40" style:family="text">
      <style:text-properties fo:font-variant="normal" fo:text-transform="none" fo:color="#444444" fo:letter-spacing="normal" fo:language="ru" fo:country="RU" fo:font-style="normal" fo:font-weight="normal"/>
    </style:style>
    <style:style style:name="T41" style:family="text">
      <style:text-properties fo:font-variant="normal" fo:text-transform="none" fo:font-size="12pt" fo:letter-spacing="normal" fo:language="ru" fo:country="RU" fo:font-style="normal" fo:font-weight="normal"/>
    </style:style>
    <style:style style:name="T42" style:family="text">
      <style:text-properties fo:font-variant="normal" fo:text-transform="none" fo:font-size="10.5pt" fo:letter-spacing="normal" fo:font-style="normal" fo:font-weight="normal"/>
    </style:style>
    <style:style style:name="T43" style:family="text">
      <style:text-properties fo:language="ru" fo:country="RU"/>
    </style:style>
    <style:style style:name="T44" style:family="text">
      <style:text-properties fo:language="en" fo:country="US"/>
    </style:style>
    <style:style style:name="T45" style:family="text">
      <style:text-properties fo:color="#660066" fo:language="ru" fo:country="RU"/>
    </style:style>
    <style:style style:name="T46" style:family="text">
      <style:text-properties fo:color="#660066" fo:language="ru" fo:country="RU" fo:background-color="transparent"/>
    </style:style>
    <style:style style:name="T47" style:family="text">
      <style:text-properties fo:color="#660066" fo:language="en" fo:country="US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«Вступительная часть» кода, объявление классов.</text:p>
      <text:p text:style-name="P1"/>
      <text:p text:style-name="P10"><text:span text:style-name="T33">package graphic — </text:span><text:span text:style-name="T34">механизм, позволяющий организовать </text:span><text:span text:style-name="T32">Java классы </text:span><text:span text:style-name="T34">в </text:span><text:span text:style-name="T32">пространстве имен</text:span> </text:p>
      <text:p text:style-name="P10"/>
      <text:p text:style-name="P10">import java.awt.BasicStroke<text:tab/><text:span text:style-name="T43">— определяет характеристики пера</text:span></text:p>
      <text:p text:style-name="P10"><text:tab/><text:span text:style-name="T43">пакет </text:span><text:span text:style-name="T44">java.awt </text:span><text:span text:style-name="T43">позволяет создавать графический интерфейс</text:span></text:p>
      <text:p text:style-name="P9"><text:span text:style-name="T1">import</text:span><text:span text:style-name="T43"> java.awt.Color — цвет кисти/пера</text:span></text:p>
      <text:p text:style-name="P9"><text:span text:style-name="T1">import</text:span><text:span text:style-name="T3"> </text:span><text:span text:style-name="T43">java</text:span><text:span text:style-name="T13">.</text:span><text:span text:style-name="T43">awt</text:span><text:span text:style-name="T13">.</text:span><text:span text:style-name="T45">Graphics</text:span><text:span text:style-name="T43"> — абстрактный класс с множеством методов для рисования</text:span></text:p>
      <text:p text:style-name="P7"><text:span text:style-name="T1">import</text:span><text:span text:style-name="T4"> java</text:span><text:span text:style-name="T13">.</text:span><text:span text:style-name="T4">awt</text:span><text:span text:style-name="T13">.</text:span><text:span text:style-name="T45">Graphics2D</text:span><text:span text:style-name="T13"> </text:span><text:span text:style-name="T4">— более расширенный, чем класс </text:span><text:span text:style-name="T6">Graphics</text:span></text:p>
      <text:p text:style-name="P7"><text:span text:style-name="T1">import </text:span><text:span text:style-name="T6">java</text:span><text:span text:style-name="T15">.</text:span><text:span text:style-name="T6">awt</text:span><text:span text:style-name="T15">.</text:span><text:span text:style-name="T3">event</text:span><text:span text:style-name="T15">.</text:span><text:span text:style-name="T47">MouseAdapter</text:span><text:span text:style-name="T15"> </text:span><text:span text:style-name="T4">— класс действий с мышью</text:span></text:p>
      <text:p text:style-name="P7"><text:span text:style-name="T1">import </text:span><text:span text:style-name="T4">java</text:span><text:span text:style-name="T13">.</text:span><text:span text:style-name="T4">awt</text:span><text:span text:style-name="T13">.</text:span><text:span text:style-name="T1">event</text:span><text:span text:style-name="T13">.</text:span><text:span text:style-name="T45">MouseEvent</text:span><text:span text:style-name="T13"> </text:span><text:span text:style-name="T4">— ??</text:span></text:p>
      <text:p text:style-name="P13"><text:span text:style-name="T23">import</text:span><text:span text:style-name="T26"> java</text:span><text:span text:style-name="T19">.</text:span><text:span text:style-name="T26">awt</text:span><text:span text:style-name="T19">.</text:span><text:span text:style-name="T23">event</text:span><text:span text:style-name="T19">.</text:span><text:span text:style-name="T35">MouseWheelEvent</text:span><text:span text:style-name="T19"> — </text:span><text:span text:style-name="T40">инкапсулирует событие от колесика мыши</text:span><text:span text:style-name="T13"> </text:span></text:p>
      <text:p text:style-name="P6"><text:span text:style-name="T2">import</text:span><text:span text:style-name="T5"> java</text:span><text:span text:style-name="T14">.</text:span><text:span text:style-name="T5">awt</text:span><text:span text:style-name="T14">.</text:span><text:span text:style-name="T2">event</text:span><text:span text:style-name="T14">.</text:span><text:span text:style-name="T46">MouseWheelListener</text:span><text:span text:style-name="T14"> </text:span><text:span text:style-name="T5">—??</text:span></text:p>
      <text:p text:style-name="P6"><text:span text:style-name="T2">import</text:span><text:span text:style-name="T5"> java</text:span><text:span text:style-name="T14">.</text:span><text:span text:style-name="T5">awt</text:span><text:span text:style-name="T14">.</text:span><text:span text:style-name="T5">font</text:span><text:span text:style-name="T14">.</text:span><text:span text:style-name="T46">FontRenderContext</text:span><text:span text:style-name="T14"> </text:span><text:span text:style-name="T5">— контейнер для информации о размерах</text:span><text:span text:style-name="T14"> </text:span><text:span text:style-name="T5">текста</text:span></text:p>
      <text:p text:style-name="P6"><text:span text:style-name="T2">import</text:span><text:span text:style-name="T5"> java</text:span><text:span text:style-name="T14">.</text:span><text:span text:style-name="T5">awt</text:span><text:span text:style-name="T14">.</text:span><text:span text:style-name="T5">font</text:span><text:span text:style-name="T14">.</text:span><text:span text:style-name="T46">TextLayout</text:span><text:span text:style-name="T14"> </text:span><text:span text:style-name="T5">—??</text:span></text:p>
      <text:p text:style-name="P6"><text:span text:style-name="T2">import</text:span><text:span text:style-name="T5"> javax</text:span><text:span text:style-name="T14">.</text:span><text:span text:style-name="T5">swing</text:span><text:span text:style-name="T14">.</text:span><text:span text:style-name="T46">JFrame</text:span><text:span text:style-name="T14"> </text:span><text:span text:style-name="T7">— </text:span><text:span text:style-name="T5">класс для создания оконного интерфейса</text:span></text:p>
      <text:p text:style-name="P6"><text:span text:style-name="T5"><text:tab/>Важнейшим отличием </text:span><text:span text:style-name="T7">Swing </text:span><text:span text:style-name="T5">от AWT является то, что компоненты Swing вообще не связаны с операционной системой и поэтому гораздо более стабильны и быстры.</text:span><text:span text:style-name="T14"> </text:span></text:p>
      <text:p text:style-name="P6"><text:span text:style-name="T2">import</text:span><text:span text:style-name="T5"> javax</text:span><text:span text:style-name="T14">.</text:span><text:span text:style-name="T5">swing</text:span><text:span text:style-name="T14">.</text:span><text:span text:style-name="T46">JPanel</text:span><text:span text:style-name="T5"> — ??</text:span></text:p>
      <text:p text:style-name="P4"><text:span text:style-name="T14"/></text:p>
      <text:p text:style-name="P4"><text:span text:style-name="T14"/></text:p>
      <text:p text:style-name="P11"><text:span text:style-name="T21"/></text:p>
      <text:p text:style-name="P5"><text:span text:style-name="T13"/></text:p>
      <text:p text:style-name="P8"><text:span text:style-name="T43"/></text:p>
      <text:p text:style-name="P12"><text:span text:style-name="T20"/></text:p>
      <text:p text:style-name="P11"><text:span text:style-name="T20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, Monaco, Consolas, 'Courier New', monospace"/>
    <style:font-face style:name="Tahoma1" svg:font-family="Tahoma"/>
    <style:font-face style:name="Verdana1" svg:font-family="Verdana, 'Fira Sans', Tahoma, Georgia, 'Trebuchet MS', Courier"/>
    <style:font-face style:name="Verdana" svg:font-family="Verdana, Geneva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9M</meta:editing-duration>
    <meta:editing-cycles>9</meta:editing-cycles>
    <meta:generator>OpenOffice/4.1.1$Win32 OpenOffice.org_project/411m6$Build-9775</meta:generator>
    <dc:date>2017-11-17T02:27:52.66</dc:date>
    <dc:creator>Павел Тин</dc:creator>
    <meta:document-statistic meta:table-count="0" meta:image-count="0" meta:object-count="0" meta:page-count="1" meta:paragraph-count="16" meta:word-count="120" meta:character-count="1019"/>
    <meta:user-defined meta:name="Info 1"/>
    <meta:user-defined meta:name="Info 2"/>
    <meta:user-defined meta:name="Info 3"/>
    <meta:user-defined meta:name="Info 4"/>
  </office:meta>
</office:document-meta>
</file>